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Blad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bytes</text:p>
          </table:table-cell>
          <table:table-cell table:number-columns-repeated="2"/>
          <table:table-cell table:style-name="ce1" office:value-type="string" calcext:value-type="string">
            <text:p>'1 / 4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1/3</text:p>
          </table:table-cell>
          <table:table-cell table:formula="of:=[.F1]/3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formula="of:=SUM([.B2:.B6])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RESOLUTION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icksPerbeat</text:p>
          </table:table-cell>
          <table:table-cell table:formula="of:=[.L7]" office:value-type="float" office:value="192" calcext:value-type="float">
            <text:p>1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R EVENTS</text:p>
          </table:table-cell>
          <table:table-cell office:value-type="float" office:value="512" calcext:value-type="float">
            <text:p>512</text:p>
          </table:table-cell>
          <table:table-cell table:number-columns-repeated="8"/>
          <table:table-cell office:value-type="string" calcext:value-type="string">
            <text:p>arr1 st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rr1 start ticks</text:p>
          </table:table-cell>
          <table:table-cell table:formula="of:=[.L10]*[.L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10]*[.B7]" office:value-type="float" office:value="3584" calcext:value-type="float">
            <text:p>3584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per track</text:p>
          </table:table-cell>
          <table:table-cell table:number-columns-repeated="6"/>
          <table:table-cell office:value-type="string" calcext:value-type="string">
            <text:p>arr1 length bea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rr1 length ticks</text:p>
          </table:table-cell>
          <table:table-cell table:formula="of:=[.L12]*[.L8]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NR TRACKS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arr2 start ticks</text:p>
          </table:table-cell>
          <table:table-cell table:formula="of:=[.L11]+[.L13]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14]*[.B12]" office:value-type="float" office:value="28672" calcext:value-type="float">
            <text:p>28672</text:p>
          </table:table-cell>
          <table:table-cell/>
          <table:table-cell office:value-type="string" calcext:value-type="string">
            <text:p>per patter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R PATTERN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18]*[.B16]" office:value-type="float" office:value="458752" calcext:value-type="float">
            <text:p>458752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ick</text:p>
          </table:table-cell>
          <table:table-cell table:formula="of:=2^16" office:value-type="float" office:value="65536" calcext:value-type="float">
            <text:p>65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ts</text:p>
          </table:table-cell>
          <table:table-cell table:formula="of:=[.B24]/192" office:value-type="float" office:value="341.333333333333" calcext:value-type="float">
            <text:p>341,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rs 4/4</text:p>
          </table:table-cell>
          <table:table-cell table:formula="of:=[.B25]/4" office:value-type="float" office:value="85.3333333333333" calcext:value-type="float">
            <text:p>85,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1 / 4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1 / 16</text:p>
          </table:table-cell>
          <table:table-cell office:value-type="string" calcext:value-type="string">
            <text:p>o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91" calcext:value-type="float">
            <text:p>191</text:p>
          </table:table-cell>
          <table:table-cell table:formula="of:=FLOOR(([.$B30]+([.C$37]/2))/[.C$37])*[.C$37]" office:value-type="float" office:value="192" calcext:value-type="float">
            <text:p>192</text:p>
          </table:table-cell>
          <table:table-cell table:formula="of:=FLOOR(([.$B30]+([.D$37]/2))/[.D$37])*[.D$37]" office:value-type="float" office:value="192" calcext:value-type="float">
            <text:p>192</text:p>
          </table:table-cell>
          <table:table-cell table:formula="of:=FLOOR(([.$B30]+([.E$37]/2))/[.E$37])*[.E$37]" office:value-type="float" office:value="192" calcext:value-type="float">
            <text:p>192</text:p>
          </table:table-cell>
          <table:table-cell table:formula="of:=FLOOR(([.$B30]+([.F$37]/2))/[.F$37])*[.F$37]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44" calcext:value-type="float">
            <text:p>144</text:p>
          </table:table-cell>
          <table:table-cell table:formula="of:=FLOOR(([.$B31]+([.C$37]/2))/[.C$37])*[.C$37]" office:value-type="float" office:value="192" calcext:value-type="float">
            <text:p>192</text:p>
          </table:table-cell>
          <table:table-cell table:formula="of:=FLOOR(([.$B31]+([.D$37]/2))/[.D$37])*[.D$37]" office:value-type="float" office:value="192" calcext:value-type="float">
            <text:p>192</text:p>
          </table:table-cell>
          <table:table-cell table:formula="of:=FLOOR(([.$B31]+([.E$37]/2))/[.E$37])*[.E$37]" office:value-type="float" office:value="144" calcext:value-type="float">
            <text:p>144</text:p>
          </table:table-cell>
          <table:table-cell table:formula="of:=FLOOR(([.$B31]+([.F$37]/2))/[.F$37])*[.F$37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96" calcext:value-type="float">
            <text:p>96</text:p>
          </table:table-cell>
          <table:table-cell table:formula="of:=FLOOR(([.$B32]+([.C$37]/2))/[.C$37])*[.C$37]" office:value-type="float" office:value="192" calcext:value-type="float">
            <text:p>192</text:p>
          </table:table-cell>
          <table:table-cell table:formula="of:=FLOOR(([.$B32]+([.D$37]/2))/[.D$37])*[.D$37]" office:value-type="float" office:value="96" calcext:value-type="float">
            <text:p>96</text:p>
          </table:table-cell>
          <table:table-cell table:formula="of:=FLOOR(([.$B32]+([.E$37]/2))/[.E$37])*[.E$37]" office:value-type="float" office:value="96" calcext:value-type="float">
            <text:p>96</text:p>
          </table:table-cell>
          <table:table-cell table:formula="of:=FLOOR(([.$B32]+([.F$37]/2))/[.F$37])*[.F$37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95" calcext:value-type="float">
            <text:p>95</text:p>
          </table:table-cell>
          <table:table-cell table:formula="of:=FLOOR(([.$B33]+([.C$37]/2))/[.C$37])*[.C$37]" office:value-type="float" office:value="0" calcext:value-type="float">
            <text:p>0</text:p>
          </table:table-cell>
          <table:table-cell table:formula="of:=FLOOR(([.$B33]+([.D$37]/2))/[.D$37])*[.D$37]" office:value-type="float" office:value="96" calcext:value-type="float">
            <text:p>96</text:p>
          </table:table-cell>
          <table:table-cell table:formula="of:=FLOOR(([.$B33]+([.E$37]/2))/[.E$37])*[.E$37]" office:value-type="float" office:value="96" calcext:value-type="float">
            <text:p>96</text:p>
          </table:table-cell>
          <table:table-cell table:formula="of:=FLOOR(([.$B33]+([.F$37]/2))/[.F$37])*[.F$37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47" calcext:value-type="float">
            <text:p>47</text:p>
          </table:table-cell>
          <table:table-cell table:formula="of:=FLOOR(([.$B34]+([.C$37]/2))/[.C$37])*[.C$37]" office:value-type="float" office:value="0" calcext:value-type="float">
            <text:p>0</text:p>
          </table:table-cell>
          <table:table-cell table:formula="of:=FLOOR(([.$B34]+([.D$37]/2))/[.D$37])*[.D$37]" office:value-type="float" office:value="0" calcext:value-type="float">
            <text:p>0</text:p>
          </table:table-cell>
          <table:table-cell table:formula="of:=FLOOR(([.$B34]+([.E$37]/2))/[.E$37])*[.E$37]" office:value-type="float" office:value="48" calcext:value-type="float">
            <text:p>48</text:p>
          </table:table-cell>
          <table:table-cell table:formula="of:=FLOOR(([.$B34]+([.F$37]/2))/[.F$37])*[.F$37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5" calcext:value-type="float">
            <text:p>15</text:p>
          </table:table-cell>
          <table:table-cell table:formula="of:=FLOOR(([.$B35]+([.C$37]/2))/[.C$37])*[.C$37]" office:value-type="float" office:value="0" calcext:value-type="float">
            <text:p>0</text:p>
          </table:table-cell>
          <table:table-cell table:formula="of:=FLOOR(([.$B35]+([.D$37]/2))/[.D$37])*[.D$37]" office:value-type="float" office:value="0" calcext:value-type="float">
            <text:p>0</text:p>
          </table:table-cell>
          <table:table-cell table:formula="of:=FLOOR(([.$B35]+([.E$37]/2))/[.E$37])*[.E$37]" office:value-type="float" office:value="0" calcext:value-type="float">
            <text:p>0</text:p>
          </table:table-cell>
          <table:table-cell table:formula="of:=FLOOR(([.$B35]+([.F$37]/2))/[.F$37])*[.F$37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uantize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(([.B30]+[.C37])/[.C37])*[.C37]"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 / 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 / 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 / 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/ 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loext:text> </loext:text>
      <loext:fill-character> </loext:fill-character>
      <number:text>-     </number:text>
    </number:number-style>
    <number:text-style style:name="N10128" number:language="sv" number:country="S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loext:text> </loext:text>
      <loext:fill-character> </loext:fill-character>
      <number:text>- kr </number:text>
    </number:number-style>
    <number:text-style style:name="N10132" number:language="sv" number:country="S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00-00-00</text:date>, <text:time style:data-style-name="N2" text:time-value="08:49:59.169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07:56:23</meta:creation-date>
    <dc:language>sv-SE</dc:language>
    <dc:date>2023-05-28T09:03:25.056000000</dc:date>
    <meta:editing-cycles>10</meta:editing-cycles>
    <meta:editing-duration>PT1H34M22S</meta:editing-duration>
    <meta:generator>LibreOffice/6.3.4.2$Windows_X86_64 LibreOffice_project/60da17e045e08f1793c57c00ba83cdfce946d0aa</meta:generator>
    <meta:document-statistic meta:table-count="1" meta:cell-count="113" meta:object-count="0"/>
  </office:meta>
</office:document-meta>
</file>